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cccccc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center" style:justify-single-word="false"/>
      <style:text-properties fo:language="pt" fo:country="BR" fo:font-weight="bold" officeooo:rsid="0025fe0a" officeooo:paragraph-rsid="0025fe0a" style:font-size-asian="10.5pt" style:font-weight-asian="bold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fo:language="pt" fo:country="BR" fo:font-weight="bold" officeooo:rsid="002cdb73" officeooo:paragraph-rsid="002cdb73" style:font-weight-asian="bold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fo:language="pt" fo:country="BR" fo:font-weight="bold" officeooo:rsid="0032fe56" officeooo:paragraph-rsid="0032fe56" style:font-weight-asian="bold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fo:language="pt" fo:country="BR" fo:font-weight="bold" officeooo:rsid="0034ef67" officeooo:paragraph-rsid="0034ef67" style:font-weight-asian="bold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fo:language="pt" fo:country="BR" officeooo:paragraph-rsid="0023faa6"/>
    </style:style>
    <style:style style:name="P6" style:family="paragraph" style:parent-style-name="Standard">
      <style:paragraph-properties fo:line-height="150%" fo:text-align="justify" style:justify-single-word="false"/>
      <style:text-properties fo:language="pt" fo:country="BR" officeooo:paragraph-rsid="002af80b"/>
    </style:style>
    <style:style style:name="P7" style:family="paragraph" style:parent-style-name="Standard">
      <style:paragraph-properties fo:line-height="150%" fo:text-align="justify" style:justify-single-word="false"/>
      <style:text-properties fo:language="pt" fo:country="BR" officeooo:rsid="001ffe19" officeooo:paragraph-rsid="0023faa6"/>
    </style:style>
    <style:style style:name="P8" style:family="paragraph" style:parent-style-name="Standard">
      <style:paragraph-properties fo:line-height="150%" fo:text-align="justify" style:justify-single-word="false"/>
      <style:text-properties fo:language="pt" fo:country="BR" fo:font-weight="normal" officeooo:rsid="0034ef67" officeooo:paragraph-rsid="003d4204" style:font-weight-asian="normal" style:font-weight-complex="normal"/>
    </style:style>
    <style:style style:name="P9" style:family="paragraph" style:parent-style-name="Standard">
      <style:text-properties officeooo:paragraph-rsid="003d4204"/>
    </style:style>
    <style:style style:name="P10" style:family="paragraph" style:parent-style-name="Table_20_Contents">
      <style:paragraph-properties fo:text-align="justify" style:justify-single-word="false"/>
      <style:text-properties officeooo:rsid="0036a584" officeooo:paragraph-rsid="0036a584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36a584" officeooo:paragraph-rsid="0036a584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36a584" officeooo:paragraph-rsid="003d4204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officeooo:rsid="0037d399" officeooo:paragraph-rsid="0037d399"/>
    </style:style>
    <style:style style:name="P14" style:family="paragraph" style:parent-style-name="Table_20_Contents">
      <style:paragraph-properties fo:text-align="justify" style:justify-single-word="false"/>
      <style:text-properties officeooo:rsid="00381bbe" officeooo:paragraph-rsid="00381bbe"/>
    </style:style>
    <style:style style:name="P15" style:family="paragraph" style:parent-style-name="Table_20_Contents">
      <style:paragraph-properties fo:text-align="justify" style:justify-single-word="false"/>
      <style:text-properties officeooo:rsid="00390454" officeooo:paragraph-rsid="00390454"/>
    </style:style>
    <style:style style:name="P16" style:family="paragraph" style:parent-style-name="Table_20_Contents">
      <style:paragraph-properties fo:text-align="justify" style:justify-single-word="false"/>
      <style:text-properties officeooo:rsid="0039691e" officeooo:paragraph-rsid="0039691e"/>
    </style:style>
    <style:style style:name="P17" style:family="paragraph" style:parent-style-name="Table_20_Contents">
      <style:paragraph-properties fo:text-align="justify" style:justify-single-word="false"/>
      <style:text-properties officeooo:rsid="0039691e" officeooo:paragraph-rsid="003d4204"/>
    </style:style>
    <style:style style:name="P18" style:family="paragraph" style:parent-style-name="Table_20_Contents">
      <style:paragraph-properties fo:text-align="justify" style:justify-single-word="false"/>
      <style:text-properties officeooo:rsid="003d4204" officeooo:paragraph-rsid="003d4204"/>
    </style:style>
    <style:style style:name="P19" style:family="paragraph" style:parent-style-name="Standard">
      <style:text-properties officeooo:paragraph-rsid="003d4204"/>
    </style:style>
    <style:style style:name="P20" style:family="paragraph" style:parent-style-name="Standard">
      <style:paragraph-properties fo:line-height="100%" fo:text-align="center" style:justify-single-word="false"/>
      <style:text-properties fo:language="pt" fo:country="BR" fo:font-weight="bold" officeooo:rsid="000d6e6c" officeooo:paragraph-rsid="000d6e6c" style:font-size-asian="10.5pt" style:font-weight-asian="bold" style:font-weight-complex="bold"/>
    </style:style>
    <style:style style:name="P21" style:family="paragraph" style:parent-style-name="Standard">
      <style:paragraph-properties fo:line-height="100%" fo:text-align="justify" style:justify-single-word="false"/>
      <style:text-properties fo:language="pt" fo:country="BR" fo:font-weight="bold" officeooo:rsid="002cdb73" officeooo:paragraph-rsid="002cdb73" style:font-weight-asian="bold" style:font-weight-complex="bold"/>
    </style:style>
    <style:style style:name="P22" style:family="paragraph" style:parent-style-name="Standard">
      <style:paragraph-properties fo:line-height="100%" fo:text-align="justify" style:justify-single-word="false"/>
      <style:text-properties fo:language="pt" fo:country="BR" fo:font-weight="bold" officeooo:rsid="0032fe56" officeooo:paragraph-rsid="0032fe56" style:font-weight-asian="bold" style:font-weight-complex="bold"/>
    </style:style>
    <style:style style:name="P23" style:family="paragraph" style:parent-style-name="Standard">
      <style:paragraph-properties fo:line-height="100%" fo:text-align="justify" style:justify-single-word="false"/>
      <style:text-properties fo:language="pt" fo:country="BR" fo:font-weight="bold" officeooo:rsid="0034ef67" officeooo:paragraph-rsid="0034ef67" style:font-weight-asian="bold" style:font-weight-complex="bold"/>
    </style:style>
    <style:style style:name="P24" style:family="paragraph" style:parent-style-name="Standard">
      <style:paragraph-properties fo:line-height="100%" fo:text-align="justify" style:justify-single-word="false"/>
      <style:text-properties fo:language="pt" fo:country="BR" officeooo:paragraph-rsid="002af80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f8d42" style:font-weight-asian="normal" style:font-weight-complex="normal"/>
    </style:style>
    <style:style style:name="T3" style:family="text">
      <style:text-properties fo:font-weight="normal" officeooo:rsid="003118a9" style:font-weight-asian="normal" style:font-weight-complex="normal"/>
    </style:style>
    <style:style style:name="T4" style:family="text">
      <style:text-properties fo:font-weight="normal" officeooo:rsid="00320d89" style:font-weight-asian="normal" style:font-weight-complex="normal"/>
    </style:style>
    <style:style style:name="T5" style:family="text">
      <style:text-properties fo:font-weight="normal" officeooo:rsid="00344300" style:font-weight-asian="normal" style:font-weight-complex="normal"/>
    </style:style>
    <style:style style:name="T6" style:family="text">
      <style:text-properties fo:font-weight="normal" officeooo:rsid="003b8552" style:font-weight-asian="normal" style:font-weight-complex="normal"/>
    </style:style>
    <style:style style:name="T7" style:family="text">
      <style:text-properties fo:font-weight="normal" officeooo:rsid="003fc7d7" style:font-weight-asian="normal" style:font-weight-complex="normal"/>
    </style:style>
    <style:style style:name="T8" style:family="text">
      <style:text-properties fo:font-weight="normal" officeooo:rsid="001741e4" style:font-size-asian="10.5pt" style:font-weight-asian="normal" style:font-weight-complex="normal"/>
    </style:style>
    <style:style style:name="T9" style:family="text">
      <style:text-properties fo:font-weight="normal" officeooo:rsid="00180ccb" style:font-size-asian="10.5pt" style:font-weight-asian="normal" style:font-weight-complex="normal"/>
    </style:style>
    <style:style style:name="T10" style:family="text">
      <style:text-properties fo:font-weight="normal" officeooo:rsid="0019fbc3" style:font-size-asian="10.5pt" style:font-weight-asian="normal" style:font-weight-complex="normal"/>
    </style:style>
    <style:style style:name="T11" style:family="text">
      <style:text-properties fo:font-weight="normal" officeooo:rsid="001d4132" style:font-size-asian="10.5pt" style:font-weight-asian="normal" style:font-weight-complex="normal"/>
    </style:style>
    <style:style style:name="T12" style:family="text">
      <style:text-properties fo:font-weight="normal" officeooo:rsid="001be8db" style:font-size-asian="10.5pt" style:font-weight-asian="normal" style:font-weight-complex="normal"/>
    </style:style>
    <style:style style:name="T13" style:family="text">
      <style:text-properties fo:font-weight="normal" officeooo:rsid="001f1bcc" style:font-size-asian="10.5pt" style:font-weight-asian="normal" style:font-weight-complex="normal"/>
    </style:style>
    <style:style style:name="T14" style:family="text">
      <style:text-properties fo:font-weight="normal" officeooo:rsid="001f4232" style:font-size-asian="10.5pt" style:font-weight-asian="normal" style:font-weight-complex="normal"/>
    </style:style>
    <style:style style:name="T15" style:family="text">
      <style:text-properties fo:font-weight="normal" officeooo:rsid="0022cfc4" style:font-size-asian="10.5pt" style:font-weight-asian="normal" style:font-weight-complex="normal"/>
    </style:style>
    <style:style style:name="T16" style:family="text">
      <style:text-properties fo:font-weight="bold" officeooo:rsid="000d6e6c" style:font-size-asian="10.5pt" style:font-weight-asian="bold" style:font-weight-complex="bold"/>
    </style:style>
    <style:style style:name="T17" style:family="text">
      <style:text-properties officeooo:rsid="0025fe0a"/>
    </style:style>
    <style:style style:name="T18" style:family="text">
      <style:text-properties officeooo:rsid="002f8d42"/>
    </style:style>
    <style:style style:name="T19" style:family="text">
      <style:text-properties officeooo:rsid="00320d89"/>
    </style:style>
    <style:style style:name="T20" style:family="text">
      <style:text-properties officeooo:rsid="00344300"/>
    </style:style>
    <style:style style:name="T21" style:family="text">
      <style:text-properties officeooo:rsid="003b8552"/>
    </style:style>
    <style:style style:name="T22" style:family="text">
      <style:text-properties officeooo:rsid="003f1b07"/>
    </style:style>
    <style:style style:name="T23" style:family="text">
      <style:text-properties style:font-name="Liberation Serif1" fo:font-weight="normal" officeooo:rsid="00425a8d" style:font-name-asian="Liberation Serif1" style:font-weight-asian="normal" style:font-name-complex="Liberation Serif1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ukut</text:p>
      <text:p text:style-name="P20"/>
      <text:p text:style-name="P5"><text:span text:style-name="T16"><text:tab/></text:span><text:span text:style-name="T8">Você provalvelmente já esteve em algum lugar em que a maioria das pessoas </text:span><text:span text:style-name="T9">eram desconhecidas.</text:span><text:span text:style-name="T8"> </text:span><text:span text:style-name="T10">Mas, você </text:span><text:span text:style-name="T11">já</text:span><text:span text:style-name="T10"> considerou </text:span><text:span text:style-name="T12">que </text:span><text:span text:style-name="T13">algu</text:span><text:span text:style-name="T15">mas</text:span><text:span text:style-name="T13"> </text:span><text:span text:style-name="T14">daquelas</text:span><text:span text:style-name="T13"> </text:span><text:span text:style-name="T14">pessoas talvez sejam amigo do seu amigo do seu amigo?</text:span></text:p>
      <text:p text:style-name="P7"><text:tab/>Na década de 60, o psicólogo social Stanley Milgram realizou o “small world experiment” para testar a ideia de que quaisquer duas pessoas no mundo são separadas por um pequeno número de conexões intermediárias.</text:p>
      <text:p text:style-name="P6"><text:tab/><text:span text:style-name="T17">Paulo trabalha para rede social Oukut e recentemente recebeu o desafio para encontrar o maior número de conexões intermediárias que dois usuários quaisquer da Oukut são separados, além disso essa conexão deve ser um caminho mínimo, ou seja, o maior tamanho de um caminho mínimo entre dois usuários quaisquer.</text:span></text:p>
      <text:p text:style-name="P24"><text:tab/></text:p>
      <text:p text:style-name="P2">ENTRADA</text:p>
      <text:p text:style-name="P21"/>
      <text:p text:style-name="P2"><text:span text:style-name="T1"><text:tab/></text:span><text:span text:style-name="T2">A entrada é composta por dois números inteiros 0 </text:span><text:span text:style-name="T23">≤</text:span><text:span text:style-name="T2"> </text:span><text:span text:style-name="T18">N, M</text:span><text:span text:style-name="T2"> </text:span><text:span text:style-name="T23">≤</text:span><text:span text:style-name="T2"> 10³, </text:span><text:span text:style-name="T3">que representam, respectivamente, o número de usuários e o número de </text:span><text:span text:style-name="T4">relacionamentos de amizade entre os usuários. </text:span><text:span text:style-name="T6">Os usuários são representados por números inteiros de </text:span><text:span text:style-name="T21">1 à N</text:span><text:span text:style-name="T6">.</text:span></text:p>
      <text:p text:style-name="P21"/>
      <text:p text:style-name="P3"><text:span text:style-name="T19">S</text:span>AÍDA</text:p>
      <text:p text:style-name="P22"/>
      <text:p text:style-name="P3"><text:span text:style-name="T1"><text:tab/></text:span><text:span text:style-name="T5">A saída deve ser composta por um único inteiro indicando o maior número de conexões intermediárias que dois usuários quaisquer da Oukut são separados. </text:span><text:span text:style-name="T7">Se qualquer par de pessoas não tiver amigos em comum de forma direta ou indireta a resposta deve ser -1.</text:span></text:p>
      <text:p text:style-name="P22"/>
      <text:p text:style-name="P4"><text:span text:style-name="T20">E</text:span>XEMPLO</text:p>
      <text:p text:style-name="P2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ENTRADA</text:p>
          </table:table-cell>
          <table:table-cell table:style-name="Table1.B1" office:value-type="string">
            <text:p text:style-name="P11">SAÍDA</text:p>
          </table:table-cell>
        </table:table-row>
        <table:table-row>
          <table:table-cell table:style-name="Table1.A2" office:value-type="string">
            <text:p text:style-name="P10">6 7</text:p>
            <text:p text:style-name="P10">1 2</text:p>
            <text:p text:style-name="P10">2 3</text:p>
            <text:p text:style-name="P10">3 5</text:p>
            <text:p text:style-name="P13">5 4</text:p>
            <text:p text:style-name="P13">4 6</text:p>
            <text:p text:style-name="P14">6 1</text:p>
            <text:p text:style-name="P15">4 2</text:p>
          </table:table-cell>
          <table:table-cell table:style-name="Table1.B2" office:value-type="string">
            <text:p text:style-name="P16">3</text:p>
          </table:table-cell>
        </table:table-row>
      </table:table>
      <text:p text:style-name="P4"/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office:value-type="string">
            <text:p text:style-name="P12">ENTRADA</text:p>
          </table:table-cell>
          <table:table-cell table:style-name="Table2.B1" office:value-type="string">
            <text:p text:style-name="P12">SAÍDA</text:p>
          </table:table-cell>
        </table:table-row>
        <table:table-row>
          <table:table-cell table:style-name="Table2.A2" office:value-type="string">
            <text:p text:style-name="P18">4 2</text:p>
            <text:p text:style-name="P18">1 2</text:p>
            <text:p text:style-name="P18">3 4</text:p>
          </table:table-cell>
          <table:table-cell table:style-name="Table2.B2" office:value-type="string">
            <text:p text:style-name="P17">-<text:span text:style-name="T22">1</text:span></text:p>
          </table:table-cell>
        </table:table-row>
      </table:table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ofelipe </meta:initial-creator>
    <meta:creation-date>2016-11-21T20:56:02.988370383</meta:creation-date>
    <dc:date>2016-11-23T20:07:11.523291839</dc:date>
    <dc:creator>paulofelipe </dc:creator>
    <meta:editing-duration>PT4H56M1S</meta:editing-duration>
    <meta:editing-cycles>66</meta:editing-cycles>
    <meta:generator>LibreOffice/4.3.3.2$Linux_X86_64 LibreOffice_project/430m0$Build-2</meta:generator>
    <meta:document-statistic meta:table-count="2" meta:image-count="0" meta:object-count="0" meta:page-count="2" meta:paragraph-count="27" meta:word-count="235" meta:character-count="1293" meta:non-whitespace-character-count="1080"/>
  </office:meta>
</office:document-meta>
</file>